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5.5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ption_roi_result" table:style-name="ta1">
        <table:shapes>
          <draw:frame draw:z-index="0" draw:style-name="gr1" draw:text-style-name="P1" svg:width="159.87mm" svg:height="90.05mm" svg:x="69.35mm" svg:y="53.92mm">
            <loext:p draw:notify-on-update-of-ranges="option_roi_result.B1:option_roi_result.B1 option_roi_result.B2:option_roi_result.B25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o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1/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1/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只做空</text:p>
          </table:table-cell>
          <table:table-cell office:value-type="string" calcext:value-type="string">
            <text:p>停利點</text:p>
          </table:table-cell>
          <table:table-cell office:value-type="string" calcext:value-type="string">
            <text:p>停損點</text:p>
          </table:table-cell>
          <table:table-cell/>
        </table:table-row>
        <table:table-row table:style-name="ro1">
          <table:table-cell office:value-type="string" calcext:value-type="string">
            <text:p>2012/1/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.3" calcext:value-type="float">
            <text:p>1.3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因為很不准，所以一看錯就要馬上離開了</text:p>
          </table:table-cell>
        </table:table-row>
        <table:table-row table:style-name="ro1">
          <table:table-cell office:value-type="string" calcext:value-type="string">
            <text:p>2012/1/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多空都做roi 0.8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1/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1/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1/1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1/1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1/12</text:p>
          </table:table-cell>
          <table:table-cell office:value-type="float" office:value="0.99975" calcext:value-type="float">
            <text:p>0.999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1/13</text:p>
          </table:table-cell>
          <table:table-cell office:value-type="float" office:value="1.0155" calcext:value-type="float">
            <text:p>1.01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1/16</text:p>
          </table:table-cell>
          <table:table-cell office:value-type="float" office:value="1.159" calcext:value-type="float">
            <text:p>1.1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1/17</text:p>
          </table:table-cell>
          <table:table-cell office:value-type="float" office:value="1.159" calcext:value-type="float">
            <text:p>1.1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1/18</text:p>
          </table:table-cell>
          <table:table-cell office:value-type="float" office:value="1.159" calcext:value-type="float">
            <text:p>1.1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1/30</text:p>
          </table:table-cell>
          <table:table-cell office:value-type="float" office:value="1.15345" calcext:value-type="float">
            <text:p>1.153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1/31</text:p>
          </table:table-cell>
          <table:table-cell office:value-type="float" office:value="1.15345" calcext:value-type="float">
            <text:p>1.153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2/1</text:p>
          </table:table-cell>
          <table:table-cell office:value-type="float" office:value="1.15345" calcext:value-type="float">
            <text:p>1.153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2/2</text:p>
          </table:table-cell>
          <table:table-cell office:value-type="float" office:value="1.15345" calcext:value-type="float">
            <text:p>1.153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2/3</text:p>
          </table:table-cell>
          <table:table-cell office:value-type="float" office:value="1.15345" calcext:value-type="float">
            <text:p>1.153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2/4</text:p>
          </table:table-cell>
          <table:table-cell office:value-type="float" office:value="1.15345" calcext:value-type="float">
            <text:p>1.153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2/6</text:p>
          </table:table-cell>
          <table:table-cell office:value-type="float" office:value="1.15345" calcext:value-type="float">
            <text:p>1.153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2/7</text:p>
          </table:table-cell>
          <table:table-cell office:value-type="float" office:value="1.1532" calcext:value-type="float">
            <text:p>1.15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2/8</text:p>
          </table:table-cell>
          <table:table-cell office:value-type="float" office:value="1.14525" calcext:value-type="float">
            <text:p>1.145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2/9</text:p>
          </table:table-cell>
          <table:table-cell office:value-type="float" office:value="1.14525" calcext:value-type="float">
            <text:p>1.145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2/10</text:p>
          </table:table-cell>
          <table:table-cell office:value-type="float" office:value="1.14525" calcext:value-type="float">
            <text:p>1.145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2/13</text:p>
          </table:table-cell>
          <table:table-cell office:value-type="float" office:value="1.07805" calcext:value-type="float">
            <text:p>1.078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2/14</text:p>
          </table:table-cell>
          <table:table-cell office:value-type="float" office:value="1.07805" calcext:value-type="float">
            <text:p>1.078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2/15</text:p>
          </table:table-cell>
          <table:table-cell office:value-type="float" office:value="1.02205" calcext:value-type="float">
            <text:p>1.022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2/16</text:p>
          </table:table-cell>
          <table:table-cell office:value-type="float" office:value="1.02205" calcext:value-type="float">
            <text:p>1.022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2/17</text:p>
          </table:table-cell>
          <table:table-cell office:value-type="float" office:value="1.15715" calcext:value-type="float">
            <text:p>1.157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2/20</text:p>
          </table:table-cell>
          <table:table-cell office:value-type="float" office:value="1.15715" calcext:value-type="float">
            <text:p>1.157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2/21</text:p>
          </table:table-cell>
          <table:table-cell office:value-type="float" office:value="1.34165" calcext:value-type="float">
            <text:p>1.341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2/22</text:p>
          </table:table-cell>
          <table:table-cell office:value-type="float" office:value="1.33535" calcext:value-type="float">
            <text:p>1.335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2/23</text:p>
          </table:table-cell>
          <table:table-cell office:value-type="float" office:value="1.33535" calcext:value-type="float">
            <text:p>1.335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2/24</text:p>
          </table:table-cell>
          <table:table-cell office:value-type="float" office:value="1.3491" calcext:value-type="float">
            <text:p>1.34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2/29</text:p>
          </table:table-cell>
          <table:table-cell office:value-type="float" office:value="1.34345" calcext:value-type="float">
            <text:p>1.343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3/1</text:p>
          </table:table-cell>
          <table:table-cell office:value-type="float" office:value="1.34345" calcext:value-type="float">
            <text:p>1.343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3/2</text:p>
          </table:table-cell>
          <table:table-cell office:value-type="float" office:value="1.3432" calcext:value-type="float">
            <text:p>1.34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3/3</text:p>
          </table:table-cell>
          <table:table-cell office:value-type="float" office:value="1.34895" calcext:value-type="float">
            <text:p>1.348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3/5</text:p>
          </table:table-cell>
          <table:table-cell office:value-type="float" office:value="1.34895" calcext:value-type="float">
            <text:p>1.348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3/6</text:p>
          </table:table-cell>
          <table:table-cell office:value-type="float" office:value="1.34895" calcext:value-type="float">
            <text:p>1.348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3/7</text:p>
          </table:table-cell>
          <table:table-cell office:value-type="float" office:value="1.34895" calcext:value-type="float">
            <text:p>1.348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3/8</text:p>
          </table:table-cell>
          <table:table-cell office:value-type="float" office:value="1.3406" calcext:value-type="float">
            <text:p>1.34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3/9</text:p>
          </table:table-cell>
          <table:table-cell office:value-type="float" office:value="1.3406" calcext:value-type="float">
            <text:p>1.34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3/12</text:p>
          </table:table-cell>
          <table:table-cell office:value-type="float" office:value="1.3406" calcext:value-type="float">
            <text:p>1.34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3/13</text:p>
          </table:table-cell>
          <table:table-cell office:value-type="float" office:value="1.3406" calcext:value-type="float">
            <text:p>1.34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3/14</text:p>
          </table:table-cell>
          <table:table-cell office:value-type="float" office:value="1.3406" calcext:value-type="float">
            <text:p>1.34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3/15</text:p>
          </table:table-cell>
          <table:table-cell office:value-type="float" office:value="1.3406" calcext:value-type="float">
            <text:p>1.34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3/16</text:p>
          </table:table-cell>
          <table:table-cell office:value-type="float" office:value="1.3406" calcext:value-type="float">
            <text:p>1.34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3/19</text:p>
          </table:table-cell>
          <table:table-cell office:value-type="float" office:value="1.3406" calcext:value-type="float">
            <text:p>1.34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3/20</text:p>
          </table:table-cell>
          <table:table-cell office:value-type="float" office:value="1.3406" calcext:value-type="float">
            <text:p>1.34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3/21</text:p>
          </table:table-cell>
          <table:table-cell office:value-type="float" office:value="1.33325" calcext:value-type="float">
            <text:p>1.333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3/22</text:p>
          </table:table-cell>
          <table:table-cell office:value-type="float" office:value="1.24435" calcext:value-type="float">
            <text:p>1.244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3/23</text:p>
          </table:table-cell>
          <table:table-cell office:value-type="float" office:value="1.24435" calcext:value-type="float">
            <text:p>1.244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3/26</text:p>
          </table:table-cell>
          <table:table-cell office:value-type="float" office:value="1.24435" calcext:value-type="float">
            <text:p>1.244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3/27</text:p>
          </table:table-cell>
          <table:table-cell office:value-type="float" office:value="1.24435" calcext:value-type="float">
            <text:p>1.244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3/28</text:p>
          </table:table-cell>
          <table:table-cell office:value-type="float" office:value="1.24435" calcext:value-type="float">
            <text:p>1.244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3/29</text:p>
          </table:table-cell>
          <table:table-cell office:value-type="float" office:value="1.24435" calcext:value-type="float">
            <text:p>1.244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3/30</text:p>
          </table:table-cell>
          <table:table-cell office:value-type="float" office:value="1.24435" calcext:value-type="float">
            <text:p>1.244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4/2</text:p>
          </table:table-cell>
          <table:table-cell office:value-type="float" office:value="1.24435" calcext:value-type="float">
            <text:p>1.244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4/3</text:p>
          </table:table-cell>
          <table:table-cell office:value-type="float" office:value="1.4491" calcext:value-type="float">
            <text:p>1.44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4/5</text:p>
          </table:table-cell>
          <table:table-cell office:value-type="float" office:value="1.4491" calcext:value-type="float">
            <text:p>1.44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4/6</text:p>
          </table:table-cell>
          <table:table-cell office:value-type="float" office:value="1.4491" calcext:value-type="float">
            <text:p>1.44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4/9</text:p>
          </table:table-cell>
          <table:table-cell office:value-type="float" office:value="1.4491" calcext:value-type="float">
            <text:p>1.44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4/10</text:p>
          </table:table-cell>
          <table:table-cell office:value-type="float" office:value="1.4491" calcext:value-type="float">
            <text:p>1.44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4/11</text:p>
          </table:table-cell>
          <table:table-cell office:value-type="float" office:value="1.4491" calcext:value-type="float">
            <text:p>1.44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4/12</text:p>
          </table:table-cell>
          <table:table-cell office:value-type="float" office:value="1.4491" calcext:value-type="float">
            <text:p>1.44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4/13</text:p>
          </table:table-cell>
          <table:table-cell office:value-type="float" office:value="1.4491" calcext:value-type="float">
            <text:p>1.44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4/16</text:p>
          </table:table-cell>
          <table:table-cell office:value-type="float" office:value="1.4491" calcext:value-type="float">
            <text:p>1.44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4/17</text:p>
          </table:table-cell>
          <table:table-cell office:value-type="float" office:value="1.4491" calcext:value-type="float">
            <text:p>1.44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4/18</text:p>
          </table:table-cell>
          <table:table-cell office:value-type="float" office:value="1.44885" calcext:value-type="float">
            <text:p>1.448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4/19</text:p>
          </table:table-cell>
          <table:table-cell office:value-type="float" office:value="1.46735" calcext:value-type="float">
            <text:p>1.467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4/20</text:p>
          </table:table-cell>
          <table:table-cell office:value-type="float" office:value="1.48305" calcext:value-type="float">
            <text:p>1.483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4/23</text:p>
          </table:table-cell>
          <table:table-cell office:value-type="float" office:value="1.48305" calcext:value-type="float">
            <text:p>1.483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4/24</text:p>
          </table:table-cell>
          <table:table-cell office:value-type="float" office:value="1.47705" calcext:value-type="float">
            <text:p>1.477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4/25</text:p>
          </table:table-cell>
          <table:table-cell office:value-type="float" office:value="1.47265" calcext:value-type="float">
            <text:p>1.472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4/26</text:p>
          </table:table-cell>
          <table:table-cell office:value-type="float" office:value="1.47265" calcext:value-type="float">
            <text:p>1.472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4/27</text:p>
          </table:table-cell>
          <table:table-cell office:value-type="float" office:value="1.47265" calcext:value-type="float">
            <text:p>1.472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4/30</text:p>
          </table:table-cell>
          <table:table-cell office:value-type="float" office:value="1.4691" calcext:value-type="float">
            <text:p>1.46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5/2</text:p>
          </table:table-cell>
          <table:table-cell office:value-type="float" office:value="1.4691" calcext:value-type="float">
            <text:p>1.46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5/3</text:p>
          </table:table-cell>
          <table:table-cell office:value-type="float" office:value="1.4691" calcext:value-type="float">
            <text:p>1.46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5/4</text:p>
          </table:table-cell>
          <table:table-cell office:value-type="float" office:value="1.4691" calcext:value-type="float">
            <text:p>1.46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5/7</text:p>
          </table:table-cell>
          <table:table-cell office:value-type="float" office:value="1.4691" calcext:value-type="float">
            <text:p>1.46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5/8</text:p>
          </table:table-cell>
          <table:table-cell office:value-type="float" office:value="1.4691" calcext:value-type="float">
            <text:p>1.46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5/9</text:p>
          </table:table-cell>
          <table:table-cell office:value-type="float" office:value="1.4691" calcext:value-type="float">
            <text:p>1.46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5/10</text:p>
          </table:table-cell>
          <table:table-cell office:value-type="float" office:value="1.4691" calcext:value-type="float">
            <text:p>1.46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5/11</text:p>
          </table:table-cell>
          <table:table-cell office:value-type="float" office:value="1.4691" calcext:value-type="float">
            <text:p>1.46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5/14</text:p>
          </table:table-cell>
          <table:table-cell office:value-type="float" office:value="1.4691" calcext:value-type="float">
            <text:p>1.46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5/15</text:p>
          </table:table-cell>
          <table:table-cell office:value-type="float" office:value="1.4691" calcext:value-type="float">
            <text:p>1.46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5/16</text:p>
          </table:table-cell>
          <table:table-cell office:value-type="float" office:value="1.4691" calcext:value-type="float">
            <text:p>1.46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5/17</text:p>
          </table:table-cell>
          <table:table-cell office:value-type="float" office:value="1.4691" calcext:value-type="float">
            <text:p>1.46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5/18</text:p>
          </table:table-cell>
          <table:table-cell office:value-type="float" office:value="1.4691" calcext:value-type="float">
            <text:p>1.46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5/21</text:p>
          </table:table-cell>
          <table:table-cell office:value-type="float" office:value="1.4691" calcext:value-type="float">
            <text:p>1.46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5/22</text:p>
          </table:table-cell>
          <table:table-cell office:value-type="float" office:value="1.4691" calcext:value-type="float">
            <text:p>1.46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5/23</text:p>
          </table:table-cell>
          <table:table-cell office:value-type="float" office:value="1.4691" calcext:value-type="float">
            <text:p>1.46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5/24</text:p>
          </table:table-cell>
          <table:table-cell office:value-type="float" office:value="1.4691" calcext:value-type="float">
            <text:p>1.46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5/25</text:p>
          </table:table-cell>
          <table:table-cell office:value-type="float" office:value="1.4691" calcext:value-type="float">
            <text:p>1.46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5/28</text:p>
          </table:table-cell>
          <table:table-cell office:value-type="float" office:value="1.4623" calcext:value-type="float">
            <text:p>1.46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5/29</text:p>
          </table:table-cell>
          <table:table-cell office:value-type="float" office:value="1.4623" calcext:value-type="float">
            <text:p>1.46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5/30</text:p>
          </table:table-cell>
          <table:table-cell office:value-type="float" office:value="1.4623" calcext:value-type="float">
            <text:p>1.46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5/31</text:p>
          </table:table-cell>
          <table:table-cell office:value-type="float" office:value="1.4623" calcext:value-type="float">
            <text:p>1.46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6/1</text:p>
          </table:table-cell>
          <table:table-cell office:value-type="float" office:value="1.4623" calcext:value-type="float">
            <text:p>1.46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6/4</text:p>
          </table:table-cell>
          <table:table-cell office:value-type="float" office:value="1.46205" calcext:value-type="float">
            <text:p>1.462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6/5</text:p>
          </table:table-cell>
          <table:table-cell office:value-type="float" office:value="1.4486" calcext:value-type="float">
            <text:p>1.44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6/6</text:p>
          </table:table-cell>
          <table:table-cell office:value-type="float" office:value="1.44835" calcext:value-type="float">
            <text:p>1.448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6/7</text:p>
          </table:table-cell>
          <table:table-cell office:value-type="float" office:value="1.43625" calcext:value-type="float">
            <text:p>1.436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6/8</text:p>
          </table:table-cell>
          <table:table-cell office:value-type="float" office:value="1.43625" calcext:value-type="float">
            <text:p>1.436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6/11</text:p>
          </table:table-cell>
          <table:table-cell office:value-type="float" office:value="1.43625" calcext:value-type="float">
            <text:p>1.436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6/12</text:p>
          </table:table-cell>
          <table:table-cell office:value-type="float" office:value="1.43625" calcext:value-type="float">
            <text:p>1.436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6/13</text:p>
          </table:table-cell>
          <table:table-cell office:value-type="float" office:value="1.43625" calcext:value-type="float">
            <text:p>1.436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6/14</text:p>
          </table:table-cell>
          <table:table-cell office:value-type="float" office:value="1.43625" calcext:value-type="float">
            <text:p>1.436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6/15</text:p>
          </table:table-cell>
          <table:table-cell office:value-type="float" office:value="1.43625" calcext:value-type="float">
            <text:p>1.436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6/18</text:p>
          </table:table-cell>
          <table:table-cell office:value-type="float" office:value="1.43625" calcext:value-type="float">
            <text:p>1.436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6/19</text:p>
          </table:table-cell>
          <table:table-cell office:value-type="float" office:value="1.43625" calcext:value-type="float">
            <text:p>1.436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6/20</text:p>
          </table:table-cell>
          <table:table-cell office:value-type="float" office:value="1.43625" calcext:value-type="float">
            <text:p>1.436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6/21</text:p>
          </table:table-cell>
          <table:table-cell office:value-type="float" office:value="1.43625" calcext:value-type="float">
            <text:p>1.436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6/22</text:p>
          </table:table-cell>
          <table:table-cell office:value-type="float" office:value="1.43625" calcext:value-type="float">
            <text:p>1.436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6/25</text:p>
          </table:table-cell>
          <table:table-cell office:value-type="float" office:value="1.43625" calcext:value-type="float">
            <text:p>1.436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6/26</text:p>
          </table:table-cell>
          <table:table-cell office:value-type="float" office:value="1.43625" calcext:value-type="float">
            <text:p>1.436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6/27</text:p>
          </table:table-cell>
          <table:table-cell office:value-type="float" office:value="1.43625" calcext:value-type="float">
            <text:p>1.436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6/28</text:p>
          </table:table-cell>
          <table:table-cell office:value-type="float" office:value="1.43625" calcext:value-type="float">
            <text:p>1.436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6/29</text:p>
          </table:table-cell>
          <table:table-cell office:value-type="float" office:value="1.43625" calcext:value-type="float">
            <text:p>1.436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7/2</text:p>
          </table:table-cell>
          <table:table-cell office:value-type="float" office:value="1.43625" calcext:value-type="float">
            <text:p>1.436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7/3</text:p>
          </table:table-cell>
          <table:table-cell office:value-type="float" office:value="1.43625" calcext:value-type="float">
            <text:p>1.436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7/4</text:p>
          </table:table-cell>
          <table:table-cell office:value-type="float" office:value="1.43625" calcext:value-type="float">
            <text:p>1.436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7/5</text:p>
          </table:table-cell>
          <table:table-cell office:value-type="float" office:value="1.43625" calcext:value-type="float">
            <text:p>1.436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7/6</text:p>
          </table:table-cell>
          <table:table-cell office:value-type="float" office:value="1.43625" calcext:value-type="float">
            <text:p>1.436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7/9</text:p>
          </table:table-cell>
          <table:table-cell office:value-type="float" office:value="1.43625" calcext:value-type="float">
            <text:p>1.436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7/10</text:p>
          </table:table-cell>
          <table:table-cell office:value-type="float" office:value="1.43625" calcext:value-type="float">
            <text:p>1.436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7/11</text:p>
          </table:table-cell>
          <table:table-cell office:value-type="float" office:value="1.43625" calcext:value-type="float">
            <text:p>1.436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7/12</text:p>
          </table:table-cell>
          <table:table-cell office:value-type="float" office:value="1.43625" calcext:value-type="float">
            <text:p>1.436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7/13</text:p>
          </table:table-cell>
          <table:table-cell office:value-type="float" office:value="1.43625" calcext:value-type="float">
            <text:p>1.436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7/16</text:p>
          </table:table-cell>
          <table:table-cell office:value-type="float" office:value="1.43625" calcext:value-type="float">
            <text:p>1.436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7/17</text:p>
          </table:table-cell>
          <table:table-cell office:value-type="float" office:value="1.4299" calcext:value-type="float">
            <text:p>1.42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7/18</text:p>
          </table:table-cell>
          <table:table-cell office:value-type="float" office:value="1.4299" calcext:value-type="float">
            <text:p>1.42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7/19</text:p>
          </table:table-cell>
          <table:table-cell office:value-type="float" office:value="1.4299" calcext:value-type="float">
            <text:p>1.42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7/20</text:p>
          </table:table-cell>
          <table:table-cell office:value-type="float" office:value="1.4299" calcext:value-type="float">
            <text:p>1.42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7/23</text:p>
          </table:table-cell>
          <table:table-cell office:value-type="float" office:value="1.4299" calcext:value-type="float">
            <text:p>1.42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7/24</text:p>
          </table:table-cell>
          <table:table-cell office:value-type="float" office:value="1.4299" calcext:value-type="float">
            <text:p>1.42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7/25</text:p>
          </table:table-cell>
          <table:table-cell office:value-type="float" office:value="1.4299" calcext:value-type="float">
            <text:p>1.42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7/26</text:p>
          </table:table-cell>
          <table:table-cell office:value-type="float" office:value="1.4299" calcext:value-type="float">
            <text:p>1.42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7/27</text:p>
          </table:table-cell>
          <table:table-cell office:value-type="float" office:value="1.4299" calcext:value-type="float">
            <text:p>1.42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7/30</text:p>
          </table:table-cell>
          <table:table-cell office:value-type="float" office:value="1.4299" calcext:value-type="float">
            <text:p>1.42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7/31</text:p>
          </table:table-cell>
          <table:table-cell office:value-type="float" office:value="1.4299" calcext:value-type="float">
            <text:p>1.42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8/1</text:p>
          </table:table-cell>
          <table:table-cell office:value-type="float" office:value="1.4299" calcext:value-type="float">
            <text:p>1.42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8/3</text:p>
          </table:table-cell>
          <table:table-cell office:value-type="float" office:value="1.4299" calcext:value-type="float">
            <text:p>1.42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8/6</text:p>
          </table:table-cell>
          <table:table-cell office:value-type="float" office:value="1.4299" calcext:value-type="float">
            <text:p>1.42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8/7</text:p>
          </table:table-cell>
          <table:table-cell office:value-type="float" office:value="1.4299" calcext:value-type="float">
            <text:p>1.42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8/8</text:p>
          </table:table-cell>
          <table:table-cell office:value-type="float" office:value="1.4299" calcext:value-type="float">
            <text:p>1.42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8/9</text:p>
          </table:table-cell>
          <table:table-cell office:value-type="float" office:value="1.4299" calcext:value-type="float">
            <text:p>1.42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8/10</text:p>
          </table:table-cell>
          <table:table-cell office:value-type="float" office:value="1.4299" calcext:value-type="float">
            <text:p>1.42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8/13</text:p>
          </table:table-cell>
          <table:table-cell office:value-type="float" office:value="1.4299" calcext:value-type="float">
            <text:p>1.42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8/14</text:p>
          </table:table-cell>
          <table:table-cell office:value-type="float" office:value="1.4299" calcext:value-type="float">
            <text:p>1.42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8/15</text:p>
          </table:table-cell>
          <table:table-cell office:value-type="float" office:value="1.4299" calcext:value-type="float">
            <text:p>1.42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8/16</text:p>
          </table:table-cell>
          <table:table-cell office:value-type="float" office:value="1.4299" calcext:value-type="float">
            <text:p>1.42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8/17</text:p>
          </table:table-cell>
          <table:table-cell office:value-type="float" office:value="1.4299" calcext:value-type="float">
            <text:p>1.42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8/20</text:p>
          </table:table-cell>
          <table:table-cell office:value-type="float" office:value="1.4299" calcext:value-type="float">
            <text:p>1.42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8/21</text:p>
          </table:table-cell>
          <table:table-cell office:value-type="float" office:value="1.4299" calcext:value-type="float">
            <text:p>1.42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8/22</text:p>
          </table:table-cell>
          <table:table-cell office:value-type="float" office:value="1.4299" calcext:value-type="float">
            <text:p>1.42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8/23</text:p>
          </table:table-cell>
          <table:table-cell office:value-type="float" office:value="1.4299" calcext:value-type="float">
            <text:p>1.42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8/24</text:p>
          </table:table-cell>
          <table:table-cell office:value-type="float" office:value="1.4299" calcext:value-type="float">
            <text:p>1.42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8/27</text:p>
          </table:table-cell>
          <table:table-cell office:value-type="float" office:value="1.4256" calcext:value-type="float">
            <text:p>1.42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8/28</text:p>
          </table:table-cell>
          <table:table-cell office:value-type="float" office:value="1.4256" calcext:value-type="float">
            <text:p>1.42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8/29</text:p>
          </table:table-cell>
          <table:table-cell office:value-type="float" office:value="1.4256" calcext:value-type="float">
            <text:p>1.42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8/30</text:p>
          </table:table-cell>
          <table:table-cell office:value-type="float" office:value="1.4209" calcext:value-type="float">
            <text:p>1.42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8/31</text:p>
          </table:table-cell>
          <table:table-cell office:value-type="float" office:value="1.41615" calcext:value-type="float">
            <text:p>1.416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9/3</text:p>
          </table:table-cell>
          <table:table-cell office:value-type="float" office:value="1.4084" calcext:value-type="float">
            <text:p>1.40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9/4</text:p>
          </table:table-cell>
          <table:table-cell office:value-type="float" office:value="1.4084" calcext:value-type="float">
            <text:p>1.40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9/5</text:p>
          </table:table-cell>
          <table:table-cell office:value-type="float" office:value="1.4084" calcext:value-type="float">
            <text:p>1.40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9/6</text:p>
          </table:table-cell>
          <table:table-cell office:value-type="float" office:value="1.4084" calcext:value-type="float">
            <text:p>1.40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9/7</text:p>
          </table:table-cell>
          <table:table-cell office:value-type="float" office:value="1.40075" calcext:value-type="float">
            <text:p>1.400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9/10</text:p>
          </table:table-cell>
          <table:table-cell office:value-type="float" office:value="1.40075" calcext:value-type="float">
            <text:p>1.400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9/11</text:p>
          </table:table-cell>
          <table:table-cell office:value-type="float" office:value="1.40075" calcext:value-type="float">
            <text:p>1.400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9/12</text:p>
          </table:table-cell>
          <table:table-cell office:value-type="float" office:value="1.40075" calcext:value-type="float">
            <text:p>1.400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9/13</text:p>
          </table:table-cell>
          <table:table-cell office:value-type="float" office:value="1.40075" calcext:value-type="float">
            <text:p>1.400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9/14</text:p>
          </table:table-cell>
          <table:table-cell office:value-type="float" office:value="1.40075" calcext:value-type="float">
            <text:p>1.400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9/17</text:p>
          </table:table-cell>
          <table:table-cell office:value-type="float" office:value="1.40075" calcext:value-type="float">
            <text:p>1.400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9/18</text:p>
          </table:table-cell>
          <table:table-cell office:value-type="float" office:value="1.40075" calcext:value-type="float">
            <text:p>1.400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9/19</text:p>
          </table:table-cell>
          <table:table-cell office:value-type="float" office:value="1.40075" calcext:value-type="float">
            <text:p>1.400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9/20</text:p>
          </table:table-cell>
          <table:table-cell office:value-type="float" office:value="1.40075" calcext:value-type="float">
            <text:p>1.400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9/21</text:p>
          </table:table-cell>
          <table:table-cell office:value-type="float" office:value="1.40075" calcext:value-type="float">
            <text:p>1.400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9/24</text:p>
          </table:table-cell>
          <table:table-cell office:value-type="float" office:value="1.40075" calcext:value-type="float">
            <text:p>1.400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9/25</text:p>
          </table:table-cell>
          <table:table-cell office:value-type="float" office:value="1.40075" calcext:value-type="float">
            <text:p>1.400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9/26</text:p>
          </table:table-cell>
          <table:table-cell office:value-type="float" office:value="1.39675" calcext:value-type="float">
            <text:p>1.396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9/27</text:p>
          </table:table-cell>
          <table:table-cell office:value-type="float" office:value="1.29835" calcext:value-type="float">
            <text:p>1.298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9/28</text:p>
          </table:table-cell>
          <table:table-cell office:value-type="float" office:value="1.30565" calcext:value-type="float">
            <text:p>1.305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10/1</text:p>
          </table:table-cell>
          <table:table-cell office:value-type="float" office:value="1.3029" calcext:value-type="float">
            <text:p>1.30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10/2</text:p>
          </table:table-cell>
          <table:table-cell office:value-type="float" office:value="1.22455" calcext:value-type="float">
            <text:p>1.224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10/3</text:p>
          </table:table-cell>
          <table:table-cell office:value-type="float" office:value="1.2153" calcext:value-type="float">
            <text:p>1.21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10/4</text:p>
          </table:table-cell>
          <table:table-cell office:value-type="float" office:value="1.1883" calcext:value-type="float">
            <text:p>1.18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10/5</text:p>
          </table:table-cell>
          <table:table-cell office:value-type="float" office:value="1.1883" calcext:value-type="float">
            <text:p>1.18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10/8</text:p>
          </table:table-cell>
          <table:table-cell office:value-type="float" office:value="1.1883" calcext:value-type="float">
            <text:p>1.18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10/9</text:p>
          </table:table-cell>
          <table:table-cell office:value-type="float" office:value="1.1883" calcext:value-type="float">
            <text:p>1.18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10/11</text:p>
          </table:table-cell>
          <table:table-cell office:value-type="float" office:value="1.1883" calcext:value-type="float">
            <text:p>1.18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10/12</text:p>
          </table:table-cell>
          <table:table-cell office:value-type="float" office:value="1.1883" calcext:value-type="float">
            <text:p>1.18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10/15</text:p>
          </table:table-cell>
          <table:table-cell office:value-type="float" office:value="1.1883" calcext:value-type="float">
            <text:p>1.18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10/16</text:p>
          </table:table-cell>
          <table:table-cell office:value-type="float" office:value="1.1883" calcext:value-type="float">
            <text:p>1.18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10/17</text:p>
          </table:table-cell>
          <table:table-cell office:value-type="float" office:value="1.1883" calcext:value-type="float">
            <text:p>1.18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10/18</text:p>
          </table:table-cell>
          <table:table-cell office:value-type="float" office:value="1.1883" calcext:value-type="float">
            <text:p>1.18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10/19</text:p>
          </table:table-cell>
          <table:table-cell office:value-type="float" office:value="1.1883" calcext:value-type="float">
            <text:p>1.18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10/22</text:p>
          </table:table-cell>
          <table:table-cell office:value-type="float" office:value="1.1883" calcext:value-type="float">
            <text:p>1.18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10/23</text:p>
          </table:table-cell>
          <table:table-cell office:value-type="float" office:value="1.1883" calcext:value-type="float">
            <text:p>1.18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10/24</text:p>
          </table:table-cell>
          <table:table-cell office:value-type="float" office:value="1.1883" calcext:value-type="float">
            <text:p>1.18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10/25</text:p>
          </table:table-cell>
          <table:table-cell office:value-type="float" office:value="1.1883" calcext:value-type="float">
            <text:p>1.18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10/26</text:p>
          </table:table-cell>
          <table:table-cell office:value-type="float" office:value="1.1883" calcext:value-type="float">
            <text:p>1.18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10/29</text:p>
          </table:table-cell>
          <table:table-cell office:value-type="float" office:value="1.1883" calcext:value-type="float">
            <text:p>1.18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10/30</text:p>
          </table:table-cell>
          <table:table-cell office:value-type="float" office:value="1.1883" calcext:value-type="float">
            <text:p>1.18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10/31</text:p>
          </table:table-cell>
          <table:table-cell office:value-type="float" office:value="1.1883" calcext:value-type="float">
            <text:p>1.18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11/1</text:p>
          </table:table-cell>
          <table:table-cell office:value-type="float" office:value="1.1883" calcext:value-type="float">
            <text:p>1.18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11/2</text:p>
          </table:table-cell>
          <table:table-cell office:value-type="float" office:value="1.1883" calcext:value-type="float">
            <text:p>1.18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11/5</text:p>
          </table:table-cell>
          <table:table-cell office:value-type="float" office:value="1.1883" calcext:value-type="float">
            <text:p>1.18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11/6</text:p>
          </table:table-cell>
          <table:table-cell office:value-type="float" office:value="1.1198" calcext:value-type="float">
            <text:p>1.11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11/7</text:p>
          </table:table-cell>
          <table:table-cell office:value-type="float" office:value="1.1198" calcext:value-type="float">
            <text:p>1.11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11/8</text:p>
          </table:table-cell>
          <table:table-cell office:value-type="float" office:value="1.1198" calcext:value-type="float">
            <text:p>1.11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11/9</text:p>
          </table:table-cell>
          <table:table-cell office:value-type="float" office:value="1.1198" calcext:value-type="float">
            <text:p>1.11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11/12</text:p>
          </table:table-cell>
          <table:table-cell office:value-type="float" office:value="1.1198" calcext:value-type="float">
            <text:p>1.11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11/13</text:p>
          </table:table-cell>
          <table:table-cell office:value-type="float" office:value="1.1198" calcext:value-type="float">
            <text:p>1.11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11/14</text:p>
          </table:table-cell>
          <table:table-cell office:value-type="float" office:value="1.1139" calcext:value-type="float">
            <text:p>1.11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11/15</text:p>
          </table:table-cell>
          <table:table-cell office:value-type="float" office:value="1.1139" calcext:value-type="float">
            <text:p>1.11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11/16</text:p>
          </table:table-cell>
          <table:table-cell office:value-type="float" office:value="1.1139" calcext:value-type="float">
            <text:p>1.11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11/19</text:p>
          </table:table-cell>
          <table:table-cell office:value-type="float" office:value="1.1139" calcext:value-type="float">
            <text:p>1.11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11/20</text:p>
          </table:table-cell>
          <table:table-cell office:value-type="float" office:value="1.11365" calcext:value-type="float">
            <text:p>1.113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11/21</text:p>
          </table:table-cell>
          <table:table-cell office:value-type="float" office:value="1.129" calcext:value-type="float">
            <text:p>1.1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11/22</text:p>
          </table:table-cell>
          <table:table-cell office:value-type="float" office:value="1.129" calcext:value-type="float">
            <text:p>1.1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11/23</text:p>
          </table:table-cell>
          <table:table-cell office:value-type="float" office:value="1.129" calcext:value-type="float">
            <text:p>1.1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11/26</text:p>
          </table:table-cell>
          <table:table-cell office:value-type="float" office:value="1.129" calcext:value-type="float">
            <text:p>1.1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11/27</text:p>
          </table:table-cell>
          <table:table-cell office:value-type="float" office:value="1.129" calcext:value-type="float">
            <text:p>1.1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11/28</text:p>
          </table:table-cell>
          <table:table-cell office:value-type="float" office:value="1.129" calcext:value-type="float">
            <text:p>1.1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11/29</text:p>
          </table:table-cell>
          <table:table-cell office:value-type="float" office:value="1.129" calcext:value-type="float">
            <text:p>1.1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11/30</text:p>
          </table:table-cell>
          <table:table-cell office:value-type="float" office:value="1.129" calcext:value-type="float">
            <text:p>1.1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12/3</text:p>
          </table:table-cell>
          <table:table-cell office:value-type="float" office:value="1.129" calcext:value-type="float">
            <text:p>1.1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12/4</text:p>
          </table:table-cell>
          <table:table-cell office:value-type="float" office:value="1.129" calcext:value-type="float">
            <text:p>1.1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12/5</text:p>
          </table:table-cell>
          <table:table-cell office:value-type="float" office:value="1.129" calcext:value-type="float">
            <text:p>1.1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12/6</text:p>
          </table:table-cell>
          <table:table-cell office:value-type="float" office:value="1.129" calcext:value-type="float">
            <text:p>1.1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12/7</text:p>
          </table:table-cell>
          <table:table-cell office:value-type="float" office:value="1.129" calcext:value-type="float">
            <text:p>1.1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12/10</text:p>
          </table:table-cell>
          <table:table-cell office:value-type="float" office:value="1.129" calcext:value-type="float">
            <text:p>1.1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12/11</text:p>
          </table:table-cell>
          <table:table-cell office:value-type="float" office:value="1.129" calcext:value-type="float">
            <text:p>1.1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12/12</text:p>
          </table:table-cell>
          <table:table-cell office:value-type="float" office:value="1.129" calcext:value-type="float">
            <text:p>1.1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12/13</text:p>
          </table:table-cell>
          <table:table-cell office:value-type="float" office:value="1.129" calcext:value-type="float">
            <text:p>1.1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12/14</text:p>
          </table:table-cell>
          <table:table-cell office:value-type="float" office:value="1.129" calcext:value-type="float">
            <text:p>1.1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12/17</text:p>
          </table:table-cell>
          <table:table-cell office:value-type="float" office:value="1.3047" calcext:value-type="float">
            <text:p>1.30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12/18</text:p>
          </table:table-cell>
          <table:table-cell office:value-type="float" office:value="1.30445" calcext:value-type="float">
            <text:p>1.304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12/19</text:p>
          </table:table-cell>
          <table:table-cell office:value-type="float" office:value="1.29925" calcext:value-type="float">
            <text:p>1.299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12/20</text:p>
          </table:table-cell>
          <table:table-cell office:value-type="float" office:value="1.2945" calcext:value-type="float">
            <text:p>1.29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12/21</text:p>
          </table:table-cell>
          <table:table-cell office:value-type="float" office:value="1.52345" calcext:value-type="float">
            <text:p>1.523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12/22</text:p>
          </table:table-cell>
          <table:table-cell office:value-type="float" office:value="1.52345" calcext:value-type="float">
            <text:p>1.523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12/24</text:p>
          </table:table-cell>
          <table:table-cell office:value-type="float" office:value="1.40865" calcext:value-type="float">
            <text:p>1.408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12/25</text:p>
          </table:table-cell>
          <table:table-cell office:value-type="float" office:value="1.40865" calcext:value-type="float">
            <text:p>1.408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12/26</text:p>
          </table:table-cell>
          <table:table-cell office:value-type="float" office:value="1.40865" calcext:value-type="float">
            <text:p>1.408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12/27</text:p>
          </table:table-cell>
          <table:table-cell office:value-type="float" office:value="1.40865" calcext:value-type="float">
            <text:p>1.408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2/12/28</text:p>
          </table:table-cell>
          <table:table-cell office:value-type="float" office:value="1.40865" calcext:value-type="float">
            <text:p>1.4086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AR PL UMing TW'" style:font-family-generic-asian="system" style:font-pitch-asian="variable" style:font-size-asian="12pt" style:language-asian="zh" style:country-asian="TW" style:font-name-complex="Noto Sans CJK TC Regular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0T10:00:32.068154983</dc:date>
    <meta:editing-duration>PT4M5S</meta:editing-duration>
    <meta:editing-cycles>2</meta:editing-cycles>
    <meta:generator>LibreOffice/5.1.6.2$Linux_X86_64 LibreOffice_project/10m0$Build-2</meta:generator>
    <meta:document-statistic meta:table-count="1" meta:cell-count="50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8cm" svg:height="9.006cm" xlink:href=".." xlink:type="simple" chart:class="chart:scatter" chart:style-name="ch1">
        <chart:legend chart:legend-position="end" svg:x="14.274cm" svg:y="4.204cm" style:legend-expansion="high" chart:style-name="ch2"/>
        <chart:plot-area chart:style-name="ch3" table:cell-range-address="option_roi_result.B1:option_roi_result.B251" chart:data-source-has-labels="row" svg:x="0.319cm" svg:y="0.18cm" svg:width="13.636cm" svg:height="8.646cm">
          <chartooo:coordinate-region svg:x="1.046cm" svg:y="0.379cm" svg:width="12.629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ption_roi_result.B2:option_roi_result.B251" chart:label-cell-address="option_roi_result.B1:option_roi_result.B1" chart:class="chart:scatter">
            <chart:data-point chart:repeated="2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</text:p>
                <draw:g>
                  <svg:desc>option_roi_result.B1:option_roi_result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option_roi_result.B2:option_roi_result.B2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9975">
                <text:p>0.999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155">
                <text:p>1.01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59">
                <text:p>1.1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59">
                <text:p>1.1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59">
                <text:p>1.1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15345">
                <text:p>1.153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5345">
                <text:p>1.153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15345">
                <text:p>1.153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15345">
                <text:p>1.153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15345">
                <text:p>1.153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15345">
                <text:p>1.153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15345">
                <text:p>1.153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1532">
                <text:p>1.15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14525">
                <text:p>1.145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4525">
                <text:p>1.145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4525">
                <text:p>1.145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07805">
                <text:p>1.078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07805">
                <text:p>1.078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02205">
                <text:p>1.022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02205">
                <text:p>1.022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15715">
                <text:p>1.157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15715">
                <text:p>1.157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34165">
                <text:p>1.341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33535">
                <text:p>1.335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33535">
                <text:p>1.335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3491">
                <text:p>1.349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34345">
                <text:p>1.343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34345">
                <text:p>1.343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3432">
                <text:p>1.34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34895">
                <text:p>1.348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34895">
                <text:p>1.348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34895">
                <text:p>1.348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34895">
                <text:p>1.348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3406">
                <text:p>1.34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3406">
                <text:p>1.34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3406">
                <text:p>1.34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3406">
                <text:p>1.34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3406">
                <text:p>1.34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3406">
                <text:p>1.34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3406">
                <text:p>1.34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3406">
                <text:p>1.34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3406">
                <text:p>1.34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33325">
                <text:p>1.333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24435">
                <text:p>1.244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24435">
                <text:p>1.244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24435">
                <text:p>1.244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24435">
                <text:p>1.244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24435">
                <text:p>1.2443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24435">
                <text:p>1.244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24435">
                <text:p>1.244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24435">
                <text:p>1.244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4491">
                <text:p>1.44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4491">
                <text:p>1.449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4491">
                <text:p>1.449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4491">
                <text:p>1.44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4491">
                <text:p>1.449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4491">
                <text:p>1.449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4491">
                <text:p>1.449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4491">
                <text:p>1.449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4491">
                <text:p>1.44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4491">
                <text:p>1.449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44885">
                <text:p>1.4488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6735">
                <text:p>1.4673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8305">
                <text:p>1.483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8305">
                <text:p>1.483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7705">
                <text:p>1.477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7265">
                <text:p>1.4726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47265">
                <text:p>1.4726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47265">
                <text:p>1.472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4691">
                <text:p>1.469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4691">
                <text:p>1.469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4691">
                <text:p>1.469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4691">
                <text:p>1.469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4691">
                <text:p>1.469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4691">
                <text:p>1.469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4691">
                <text:p>1.469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4691">
                <text:p>1.469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4691">
                <text:p>1.469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4691">
                <text:p>1.469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4691">
                <text:p>1.469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4691">
                <text:p>1.46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4691">
                <text:p>1.469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4691">
                <text:p>1.469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4691">
                <text:p>1.469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4691">
                <text:p>1.469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4691">
                <text:p>1.46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4691">
                <text:p>1.46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4691">
                <text:p>1.46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4623">
                <text:p>1.462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4623">
                <text:p>1.462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4623">
                <text:p>1.462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4623">
                <text:p>1.462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4623">
                <text:p>1.462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46205">
                <text:p>1.4620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4486">
                <text:p>1.448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44835">
                <text:p>1.4483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43625">
                <text:p>1.436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43625">
                <text:p>1.436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43625">
                <text:p>1.436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43625">
                <text:p>1.436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43625">
                <text:p>1.436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43625">
                <text:p>1.436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43625">
                <text:p>1.436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43625">
                <text:p>1.436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43625">
                <text:p>1.436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43625">
                <text:p>1.436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43625">
                <text:p>1.436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43625">
                <text:p>1.436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43625">
                <text:p>1.436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43625">
                <text:p>1.436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43625">
                <text:p>1.436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43625">
                <text:p>1.436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43625">
                <text:p>1.436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43625">
                <text:p>1.436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43625">
                <text:p>1.436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43625">
                <text:p>1.436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43625">
                <text:p>1.436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43625">
                <text:p>1.436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43625">
                <text:p>1.436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43625">
                <text:p>1.436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43625">
                <text:p>1.436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43625">
                <text:p>1.436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43625">
                <text:p>1.436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43625">
                <text:p>1.436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4299">
                <text:p>1.429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4299">
                <text:p>1.429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4299">
                <text:p>1.429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4299">
                <text:p>1.429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4299">
                <text:p>1.429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4299">
                <text:p>1.429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4299">
                <text:p>1.429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4299">
                <text:p>1.429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4299">
                <text:p>1.429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4299">
                <text:p>1.429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4299">
                <text:p>1.429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4299">
                <text:p>1.429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4299">
                <text:p>1.429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4299">
                <text:p>1.429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4299">
                <text:p>1.429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4299">
                <text:p>1.429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4299">
                <text:p>1.429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4299">
                <text:p>1.429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4299">
                <text:p>1.429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4299">
                <text:p>1.429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4299">
                <text:p>1.429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4299">
                <text:p>1.429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4299">
                <text:p>1.429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4299">
                <text:p>1.429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4299">
                <text:p>1.429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4299">
                <text:p>1.429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4299">
                <text:p>1.429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4299">
                <text:p>1.429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4256">
                <text:p>1.425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4256">
                <text:p>1.425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4256">
                <text:p>1.425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4209">
                <text:p>1.420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41615">
                <text:p>1.4161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4084">
                <text:p>1.408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4084">
                <text:p>1.408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4084">
                <text:p>1.408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4084">
                <text:p>1.408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40075">
                <text:p>1.4007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40075">
                <text:p>1.4007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40075">
                <text:p>1.4007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40075">
                <text:p>1.4007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40075">
                <text:p>1.4007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40075">
                <text:p>1.4007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40075">
                <text:p>1.4007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40075">
                <text:p>1.4007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40075">
                <text:p>1.4007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40075">
                <text:p>1.4007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40075">
                <text:p>1.4007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40075">
                <text:p>1.4007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40075">
                <text:p>1.4007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39675">
                <text:p>1.3967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29835">
                <text:p>1.2983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30565">
                <text:p>1.3056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3029">
                <text:p>1.302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22455">
                <text:p>1.2245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2153">
                <text:p>1.215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1883">
                <text:p>1.188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1883">
                <text:p>1.188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1883">
                <text:p>1.188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1883">
                <text:p>1.188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1883">
                <text:p>1.188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1883">
                <text:p>1.188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1883">
                <text:p>1.188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1883">
                <text:p>1.188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1883">
                <text:p>1.188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1883">
                <text:p>1.188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1883">
                <text:p>1.188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1883">
                <text:p>1.188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1883">
                <text:p>1.188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1883">
                <text:p>1.188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1883">
                <text:p>1.188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1883">
                <text:p>1.188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1883">
                <text:p>1.188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1883">
                <text:p>1.188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1883">
                <text:p>1.188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1883">
                <text:p>1.188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1883">
                <text:p>1.188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1883">
                <text:p>1.188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1198">
                <text:p>1.119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1198">
                <text:p>1.119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1198">
                <text:p>1.119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1198">
                <text:p>1.119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1198">
                <text:p>1.119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1198">
                <text:p>1.119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1139">
                <text:p>1.113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1139">
                <text:p>1.113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1139">
                <text:p>1.113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1139">
                <text:p>1.113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11365">
                <text:p>1.1136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129">
                <text:p>1.12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129">
                <text:p>1.12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129">
                <text:p>1.12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129">
                <text:p>1.12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129">
                <text:p>1.12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129">
                <text:p>1.12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129">
                <text:p>1.12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129">
                <text:p>1.12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129">
                <text:p>1.12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129">
                <text:p>1.12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129">
                <text:p>1.12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129">
                <text:p>1.12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129">
                <text:p>1.12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129">
                <text:p>1.12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129">
                <text:p>1.12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129">
                <text:p>1.12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129">
                <text:p>1.12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129">
                <text:p>1.12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3047">
                <text:p>1.304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30445">
                <text:p>1.3044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29925">
                <text:p>1.2992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2945">
                <text:p>1.294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52345">
                <text:p>1.5234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52345">
                <text:p>1.5234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40865">
                <text:p>1.4086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40865">
                <text:p>1.4086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40865">
                <text:p>1.4086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40865">
                <text:p>1.4086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40865">
                <text:p>1.408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